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goe UI" svg:font-family="'Segoe UI', 'Segoe UI Web (West European)', 'Segoe UI', apple-system, BlinkMacSystemFont, Roboto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01f1e" style:font-name="Segoe UI" fo:font-size="9pt" fo:letter-spacing="normal" fo:font-style="normal" fo:font-weight="normal" officeooo:rsid="00015960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01f1e" style:font-name="Segoe UI" fo:font-size="9pt" fo:letter-spacing="normal" fo:font-style="normal" fo:font-weight="normal" officeooo:rsid="00015960" officeooo:paragraph-rsid="00015960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01f1e" style:font-name="Segoe UI" fo:font-size="9pt" fo:letter-spacing="normal" fo:font-style="normal" fo:font-weight="normal" officeooo:rsid="00015960" officeooo:paragraph-rsid="0007560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Fundamentos de programación</text:p>
      <text:p text:style-name="P1"/>
      <text:p text:style-name="P1">Cordial saludo:<text:line-break/>Me permito compartir las grabaciones:<text:line-break/><text:line-break/>Reunión de Webex: Sesión 9 _G6_ 17/05/2021_7:00 a 9:30 A.M. -20210517 1159-1<text:line-break/>Contraseña: ZfiB4wJC<text:line-break/>Enlace a grabaciones: https://unbosque.webex.com/unbosque/ldr.php?RCID=070aaf7ba72e413ba55450d3dc14e22c<text:line-break/><text:line-break/>Grabación de reunión de Webex: Sesión 10 _G6_ 19/05/2021_7:00 a 9:30 A.M. -20210519 1200-1<text:line-break/>Contraseña: MmhchS9Z<text:line-break/>Enlace a grabaciones: https://unbosque.webex.com/unbosque/ldr.php?RCID=065e3b78a93141a8a61ed2162da08418<text:line-break/><text:line-break/>Fabián Junco<text:line-break/>Formador</text:p>
      <text:p text:style-name="P1"/>
      <text:p text:style-name="P1">Cordial saludo:<text:line-break/>Me permito compartir la invitación al encuentro Sesión 11 _G6_ 21/05/2021_7:00 a 9:30 A.M.<text:line-break/>https://unbosque.webex.com/unbosque/e.php?MTID=m8c6265d7eddd884a3c867dd8124444a5<text:line-break/><text:line-break/>Fabián Junco<text:line-break/>Formador<text:line-break/></text:p>
      <text:p text:style-name="P1"/>
      <text:p text:style-name="P1">Cordial saludo:<text:line-break/><text:line-break/>Comparto invitación al encuentro Sesión 10 _G6_ 19/05/2021_7:00 a 9:30 A.M. en el link:<text:line-break/><text:line-break/>https://unbosque.webex.com/unbosque/e.php?MTID=m09730d2ebf4cfdd82e04e62ea7d1c826<text:line-break/><text:line-break/>Fabián Junco<text:line-break/>Formador</text:p>
      <text:p text:style-name="P1"/>
      <text:p text:style-name="P1">Comparto invitación al encuentro Sesión 9 _G6_ 17/05/2021_7:00 a 9:30 A.M. en el link:<text:line-break/><text:line-break/>https://unbosque.webex.com/unbosque/e.php?MTID=mca2e612b44d9cb7c3adf65ec023b1fae<text:line-break/><text:line-break/>Cordialmente;<text:line-break/><text:line-break/>Fabián Junco<text:line-break/>Formador</text:p>
      <text:p text:style-name="P1"/>
      <text:p text:style-name="P1"/>
      <text:p text:style-name="P1">Comparto grabación de reunión de Webex: Sesión 8 _G6_ 14/05/2021_7:00 a 9:30 A.M. -20210514 1200-1<text:line-break/>Contraseña: Pc2CPHtz<text:line-break/>Enlace a grabaciones: https://unbosque.webex.com/unbosque/ldr.php?RCID=edb3499ec68f4dcea2daa5a3abd04551<text:line-break/><text:line-break/><text:line-break/>Cordialmente;<text:line-break/>Fabián Junco<text:line-break/>Formador</text:p>
      <text:p text:style-name="P1"/>
      <text:p text:style-name="P1"/>
      <text:p text:style-name="P1">Buen día:<text:line-break/>comparto la grabación de reunión: Sesión 7 _G6_ 12/05/2021_7:00 a 9:30 A.M. -20210512 1200-1<text:line-break/>Contraseña: EmJKSa9Q<text:line-break/>Enlace a grabaciones: <text:a xlink:type="simple" xlink:href="https://unbosque.webex.com/unbosque/ldr.php?RCID=707e39a544c0477ba50fe1dbaf081148" text:style-name="Internet_20_link" text:visited-style-name="Visited_20_Internet_20_Link">https://unbosque.webex.com/unbosque/ldr.php?RCID=707e39a544c0477ba50fe1dbaf081148</text:a></text:p>
      <text:p text:style-name="P1"/>
      <text:p text:style-name="P1"><text:soft-page-break/>Comparto grabación de reunión de Webex: Sesión 6 _G6_ 10/05/2021_7:00 a 9:30 A.M. -20210510 1200-1<text:line-break/>Contraseña: YwT3TskW<text:line-break/>Enlace a grabaciones: https://unbosque.webex.com/unbosque/ldr.php?RCID=b8d2ef36189d4040863ebc12be05809d<text:line-break/><text:line-break/>Link de carpeta de presentaciones y otros recursos:<text:line-break/><text:a xlink:type="simple" xlink:href="https://drive.google.com/drive/folders/1Va-VDzueptestqWV74XCi3dw4swmTjI-?usp=sharing" text:style-name="Internet_20_link" text:visited-style-name="Visited_20_Internet_20_Link">https://drive.google.com/drive/folders/1Va-VDzueptestqWV74XCi3dw4swmTjI-?usp=sharing</text:a></text:p>
      <text:p text:style-name="P1"/>
      <text:p text:style-name="P1"/>
      <text:p text:style-name="P1"/>
      <text:p text:style-name="P1">Cordial saludo:<text:line-break/>Me permito compartir la grabación de todos los encuentros como insumo para fortalecer el desarrollo del reto 1:<text:line-break/>Grabación de reunión de Webex: Sesión 1 _G6_ 30/04/2021 7:00 a 9:30 A.M.-20210430 1200-1<text:line-break/>Contraseña: 5aPB9QcQ<text:line-break/>Enlace a grabación: https://unbosque.webex.com/unbosque/ldr.php?RCID=338ab8b98b134f5ab5b1f93d94638a43<text:line-break/><text:line-break/>Grabación de reunión de Webex: Sesión 2 _G6_ 03/05/2021_7:00 a 9:30 A.M.-20210503 1200-1<text:line-break/>Contraseña: vPGBXY9M<text:line-break/>Enlace a grabaciones: https://unbosque.webex.com/unbosque/ldr.php?RCID=94c284edb9094602abd7010784428bc7<text:line-break/><text:line-break/>Grabación de reunión de Webex: Sesión 3 _G6_ 05/05/2021_7:00 a 9:30 A.M. -20210505 1200-1<text:line-break/>Contraseña: 3RtFGVJZ<text:line-break/>Enlace a grabaciones: https://unbosque.webex.com/unbosque/ldr.php?RCID=60dfeba3e61d4b2cae713472a75e1325<text:line-break/><text:line-break/>Grabación de reunión de Webex: Sesión 4 _G6_ 07/05/2021_7:00 a 9:30 A.M. -20210507 1200-1<text:line-break/>Contraseña: vHMNmGi4<text:line-break/>Enlace a grabaciones: <text:a xlink:type="simple" xlink:href="https://unbosque.webex.com/unbosque/ldr.php?RCID=bc8fa6d104fd4cffaa69e1ed0280d8e6" text:style-name="Internet_20_link" text:visited-style-name="Visited_20_Internet_20_Link">https://unbosque.webex.com/unbosque/ldr.php?RCID=bc8fa6d104fd4cffaa69e1ed0280d8e6</text:a></text:p>
      <text:p text:style-name="P1"/>
      <text:p text:style-name="P1"/>
      <text:p text:style-name="P1">Buen día:<text:line-break/>Cordial invitación a los encuentros de la semana 2 correspondiente a los días 03/05/2021 a 09/05/2021<text:line-break/>Sesión 3 _G6_ 05/05/2021_7:00 a 9:30 A.M. Algoritmo, Pasos para Construir un algoritmo y Herramientas de Programación. vínculo:<text:line-break/>https://unbosque.webex.com/unbosque/e.php?MTID=mddd24504f514915aa141850ba338500d<text:line-break/>Sesión 4 y 5 _G6_ 07/05/2021_7:00 a 9:30 A.M. Ambiente Integrado de Desarrollo, Estructura de un programa y Elementos básicos de un programa. Variables y tipos de datos, Expresiones, Entradas y salidas. vínculo:<text:line-break/>https://unbosque.webex.com/unbosque/e.php?MTID=m75e81f469d11775a824697d19656b523<text:line-break/>Rolando Fabián Junco<text:line-break/>Formador MISIÓNTIC<text:line-break/></text:p>
      <text:p text:style-name="P1"/>
      <text:p text:style-name="P1">Cordial saludo:<text:line-break/>Comparto grabación de reunión de la Sesión 1 30/04/2021 7:00 a 9:30 A.M.<text:line-break/>Contraseña: 5aPB9QcQ<text:line-break/>Enlace a grabación: <text:a xlink:type="simple" xlink:href="https://unbosque.webex.com/unbosque/ldr.php?RCID=338ab8b98b134f5ab5b1f93d94638a43" text:style-name="Internet_20_link" text:visited-style-name="Visited_20_Internet_20_Link">https://unbosque.webex.com/unbosque/ldr.php?RCID=338ab8b98b134f5ab5b1f93d94638a43</text:a></text:p>
      <text:p text:style-name="P1"/>
      <text:p text:style-name="P1"/>
      <text:p text:style-name="P1">Cordial saludo:<text:line-break/>Me permito invitarle a la segunda sesión sincrónica 2, semana 1, ciclo 1.<text:line-break/>Temas Sesión 2: Programación Estructurada y Modular, Metodología de la programación, Herramientas de programación.<text:line-break/>Sesión, Grupo, Fecha y hora: Sesión 2 _G6_ 03/05/2021_7:00 a 9:30 A.M.<text:line-break/>Link del encuentro:<text:line-break/><text:a xlink:type="simple" xlink:href="https://unbosque.webex.com/unbosque/e.php?MTID=m722ba977fb9b1262d699bc92c8ba6a7b" text:style-name="Internet_20_link" text:visited-style-name="Visited_20_Internet_20_Link">https://unbosque.webex.com/unbosque/e.php?MTID=m722ba977fb9b1262d699bc92c8ba6a7b</text:a></text:p>
      <text:p text:style-name="P1"/>
      <text:p text:style-name="P1"/>
      <text:p text:style-name="P1"/>
      <text:p text:style-name="P1"/>
      <text:p text:style-name="P1"><text:soft-page-break/>Cordial saludo:<text:line-break/>Me permito compartir la invitación al encuentro Sesión 12 _G6_ 24/05/2021_7:00 a 9:30 A.M. :<text:line-break/><text:line-break/>https://unbosque.webex.com/unbosque/e.php?MTID=m77d27199d474008f3859b26ca719a9da<text:line-break/>Cordialmente,<text:line-break/>FABIAN JUNCO<text:line-break/>Formador<text:line-break/></text:p>
      <text:p text:style-name="P1"/>
      <text:p text:style-name="P1">Cordial saludo:<text:line-break/>Me permito compartir la grabación de todos los encuentros como insumo para fortalecer el desarrollo del reto 3:<text:line-break/><text:line-break/>Grabación de reunión de Webex: Sesión 11 _G6_ 21/05/2021_7:00 a 9:30 A.M. -20210521 1200-1<text:line-break/>Contraseña: Rq3KYREg<text:line-break/>Enlace a grabaciones: https://unbosque.webex.com/unbosque/ldr.php?RCID=8bbb1a175080b14c9e4d300f487f3c6e<text:line-break/><text:line-break/>Grabación de reunión de Webex: Sesión 12 _G6_ 24/05/2021_7:00 a 9:30 A.M. -20210524 1200-1<text:line-break/>Contraseña: 8BrRSAWY<text:line-break/>Enlace a grabaciones: https://unbosque.webex.com/unbosque/ldr.php?RCID=eaeb41013d954779824f25fe6f8a58c5<text:line-break/><text:line-break/>Fabian Junco<text:line-break/>Formador MISIONTIC</text:p>
      <text:p text:style-name="P1"/>
      <text:p text:style-name="P1">--------------------------------------------------------------------------------------------------------------------------------------------------------</text:p>
      <text:p text:style-name="P1">Me permito compartir la grabación de todos los encuentros como insumo para fortalecer el desarrollo del reto 3:<text:line-break/><text:line-break/>Grabación de reunión de Webex: Sesión 11 _G6_ 21/05/2021_7:00 a 9:30 A.M. -20210521 1200-1<text:line-break/>Contraseña: Rq3KYREg<text:line-break/>Enlace a grabaciones: https://unbosque.webex.com/unbosque/ldr.php?RCID=8bbb1a175080b14c9e4d300f487f3c6e<text:line-break/><text:line-break/>Grabación de reunión de Webex: Sesión 12 _G6_ 24/05/2021_7:00 a 9:30 A.M. -20210524 1200-1<text:line-break/>Contraseña: 8BrRSAWY<text:line-break/>Enlace a grabaciones: <text:a xlink:type="simple" xlink:href="https://unbosque.webex.com/unbosque/ldr.php?RCID=eaeb41013d954779824f25fe6f8a58c5" text:style-name="Internet_20_link" text:visited-style-name="Visited_20_Internet_20_Link">https://unbosque.webex.com/unbosque/ldr.php?RCID=eaeb41013d954779824f25fe6f8a58c5</text:a></text:p>
      <text:p text:style-name="P1"/>
      <text:p text:style-name="P1"/>
      <text:p text:style-name="P3">Cordial saludo:<text:line-break/>Me permito compartir la invitación al segundo y tercer encuentro del Ciclo 1 semana 5:<text:line-break/><text:line-break/>Sesión 13 _G6_ 26/05/2021_7:00 a 9:30 A.M.<text:line-break/>https://unbosque.webex.com/unbosque/e.php?MTID=m3b441eeb6dbb3856f0fd2f3627185ee1<text:line-break/><text:line-break/>Sesión 14 _G6_ 28/05/2021_7:00 a 9:30 A.M.<text:line-break/>https://unbosque.webex.com/unbosque/e.php?MTID=maa6f8e0db032f0878cf7de1bb090691a<text:line-break/><text:line-break/>Cordialmente;<text:line-break/>Rolando Fabián Junco<text:line-break/>Formador MISIONTIC</text:p>
      <text:p text:style-name="P1"/>
      <text:p text:style-name="P1">Cordial saludo:<text:line-break/>Comparto link de la sesión 15 _G6_ 31/05/2021_7:00 a 9:30 A.M.<text:line-break/><text:line-break/>https://unbosque.webex.com/unbosque/e.php?MTID=m1b79823c0507a927303ee27fd824ff11<text:line-break/><text:line-break/>ROLANDO FABIÁN JUNCO<text:line-break/>Formador<text:line-break/></text:p>
      <text:p text:style-name="P1"/>
      <text:p text:style-name="P1"><text:soft-page-break/>Sesión 16 _G6_ 02/06/2021_7:00 a 9:30 A.M.<text:line-break/>https://unbosque.webex.com/unbosque/e.php?MTID=mb7adccff4e5c8ed2e0a671802bb304bf<text:line-break/><text:line-break/>Sesión 17 _G6_ 04/06/2021_7:00 a 9:30 A.M.<text:line-break/>https://unbosque.webex.com/unbosque/e.php?MTID=m59f0a9d61b88fda23727e3bbdfe3ee38<text:lin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goe UI" svg:font-family="'Segoe UI', 'Segoe UI Web (West European)', 'Segoe UI', apple-system, BlinkMacSystemFont, Roboto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1T08:36:25.632693658</meta:creation-date>
    <meta:editing-duration>PT2H35M1S</meta:editing-duration>
    <meta:editing-cycles>12</meta:editing-cycles>
    <meta:generator>LibreOffice/6.0.7.3$Linux_X86_64 LibreOffice_project/00m0$Build-3</meta:generator>
    <dc:date>2021-06-16T15:09:06.615199476</dc:date>
    <meta:document-statistic meta:table-count="0" meta:image-count="0" meta:object-count="0" meta:page-count="4" meta:paragraph-count="19" meta:word-count="646" meta:character-count="6591" meta:non-whitespace-character-count="5931"/>
  </office:meta>
</office:document-meta>
</file>